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1.065cm" fo:min-width="0.016cm" fo:padding-top="0.141cm" fo:padding-bottom="0.141cm" fo:padding-left="0.266cm" fo:padding-right="0.266cm"/>
    </style:style>
    <style:style style:name="gr2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.132cm" fo:padding-top="0.141cm" fo:padding-bottom="0.141cm" fo:padding-left="0.266cm" fo:padding-right="0.266cm"/>
    </style:style>
    <style:style style:name="gr3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1.066cm" fo:min-width="0.014cm" fo:padding-top="0.141cm" fo:padding-bottom="0.141cm" fo:padding-left="0.266cm" fo:padding-right="0.266cm" loext:softedge-radius="0cm"/>
    </style:style>
    <style:style style:name="gr4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.212cm" fo:padding-top="0.141cm" fo:padding-bottom="0.141cm" fo:padding-left="0.266cm" fo:padding-right="0.266cm" loext:softedge-radius="0cm"/>
    </style:style>
    <style:style style:name="gr5" style:family="graphic" style:parent-style-name="standard">
      <style:graphic-properties draw:stroke="solid" svg:stroke-width="0.035cm" svg:stroke-color="#395511" draw:marker-start-width="0.252cm" draw:marker-end-width="0.252cm" draw:fill="solid" draw:fill-color="#5eb91e" loext:fill-use-slide-background="false" draw:textarea-horizontal-align="center" draw:textarea-vertical-align="middle" fo:padding-top="0.141cm" fo:padding-bottom="0.141cm" fo:padding-left="0.266cm" fo:padding-right="0.266cm"/>
    </style:style>
    <style:style style:name="gr6" style:family="graphic" style:parent-style-name="standard">
      <style:graphic-properties draw:stroke="solid" svg:stroke-width="0.035cm" svg:stroke-color="#395511" draw:marker-start-width="0.252cm" draw:marker-end-width="0.252cm" draw:fill="solid" draw:fill-color="#ffffff" draw:textarea-horizontal-align="justify" draw:textarea-vertical-align="middle" draw:auto-grow-height="false" fo:min-height="0.076cm" fo:min-width="0cm" fo:padding-top="0.141cm" fo:padding-bottom="0.141cm" fo:padding-left="0.266cm" fo:padding-right="0.266cm" loext:softedge-radius="0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1cm" fo:padding-bottom="0.141cm" fo:padding-left="0.266cm" fo:padding-right="0.266cm" loext:softedge-radius="0cm"/>
    </style:style>
    <style:style style:name="gr8" style:family="graphic" style:parent-style-name="standard">
      <style:graphic-properties draw:stroke="solid" svg:stroke-width="0.035cm" svg:stroke-color="#395511" draw:marker-start-width="0.252cm" draw:marker-end-width="0.252cm" draw:fill="solid" draw:fill-color="#ffffff" draw:textarea-horizontal-align="justify" draw:textarea-vertical-align="middle" draw:auto-grow-height="false" fo:min-height="0.076cm" fo:min-width="0cm" fo:padding-top="0.141cm" fo:padding-bottom="0.141cm" fo:padding-left="0.266cm" fo:padding-right="0.266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1cm" fo:padding-bottom="0.141cm" fo:padding-left="0.266cm" fo:padding-right="0.266cm"/>
    </style:style>
    <style:style style:name="gr10" style:family="graphic" style:parent-style-name="standard">
      <style:graphic-properties draw:stroke="solid" svg:stroke-width="0.035cm" svg:stroke-color="#000000" draw:marker-start-width="0.331cm" draw:marker-end-width="0.331cm" draw:fill="solid" draw:fill-color="#000000" loext:fill-use-slide-background="false" draw:opacity="100%" draw:textarea-horizontal-align="justify" draw:textarea-vertical-align="middle" draw:auto-grow-height="false" fo:min-height="0.461cm" fo:min-width="0.625cm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solid" svg:stroke-width="0.035cm" svg:stroke-color="#395511" draw:marker-start-width="0.252cm" draw:marker-end-width="0.252cm" draw:fill="solid" draw:fill-color="#bbe33d" draw:textarea-horizontal-align="justify" draw:textarea-vertical-align="middle" draw:auto-grow-height="false" fo:min-height="0.702cm" fo:min-width="0.179cm" fo:padding-top="0.141cm" fo:padding-bottom="0.141cm" fo:padding-left="0.266cm" fo:padding-right="0.266cm" draw:shadow="hidden"/>
    </style:style>
    <style:style style:name="gr12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.123cm" fo:min-width="0.098cm" fo:padding-top="0.141cm" fo:padding-bottom="0.141cm" fo:padding-left="0.266cm" fo:padding-right="0.266cm" draw:shadow="hidden"/>
    </style:style>
    <style:style style:name="P1" style:family="paragraph">
      <loext:graphic-properties draw:fill="solid" draw:fill-color="#5eb91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="solid" draw:fill-color="#bbe33d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46cm" svg:height="1.877cm" draw:transform="skewX (-0.00104719755119652) rotate (0.784525498771451) translate (-0.132cm 2.0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94cm" svg:height="0.175cm" svg:x="0.809cm" svg:y="3.06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744cm" svg:height="1.876cm" draw:transform="skewX (0.00157079632679482) rotate (0.787318025574642) translate (2.28cm 2.01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76cm" svg:height="0.127cm" svg:x="2.493cm" svg:y="3.11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5" draw:text-style-name="P1" draw:layer="layout" svg:width="2.395cm" svg:height="2.584cm" svg:x="0.803cm" svg:y="0.656cm" svg:viewBox="0 0 2396 2585" svg:d="M228 357c7-222 126-348 370-355 199 14 348 133 348 348h37v-2h468c0-215 148-332 347-348 244 7 364 133 370 354 7 237 273 816 222 1134-67 390-370 1095-541 1095h-436v2h-866c-171 0-474-704-541-1097-50-316 215-894 222-1131z">
            <text:p/>
          </draw:path>
          <draw:custom-shape draw:style-name="gr6" draw:text-style-name="P2" draw:layer="layout" svg:width="0.479cm" svg:height="0.476cm" svg:x="2.383cm" svg:y="0.84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311cm" svg:height="0.313cm" svg:x="2.465cm" svg:y="0.9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476cm" svg:height="0.476cm" svg:x="1.142cm" svg:y="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0.308cm" svg:height="0.313cm" svg:x="1.225cm" svg:y="0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4" draw:layer="layout" svg:width="1.612cm" svg:height="0.418cm" svg:x="1.195cm" svg:y="1.617cm" svg:viewBox="0 0 1613 419" svg:d="M1539 151c-35 42-82 79-135 113-53 33-113 59-177 84-128 46-272 71-421 71-148 0-294-25-423-71-62-25-122-51-175-84-53-34-97-71-137-113-29-34-53-67-71-102l35-49c18 40 45 78 78 113 33 38 75 73 124 104 51 31 104 58 166 80 122 44 261 68 403 68s282-24 403-68c60-22 116-49 167-80 48-31 88-66 124-104 33-35 57-73 75-113l38 51c-20 33-45 66-74 100z">
            <text:p/>
          </draw:path>
          <draw:path draw:style-name="gr11" draw:text-style-name="P5" draw:layer="layout" svg:width="0.994cm" svg:height="0.934cm" svg:x="1.503cm" svg:y="2.306cm" svg:viewBox="0 0 995 935" svg:d="M496 0c89 0 175 22 250 66 76 45 138 107 182 182s67 162 67 248v284c0 53-9 104-25 153h-257v2h-689c-15-49-24-102-24-155v-284c0-86 22-173 66-248 45-75 107-137 182-182 75-44 162-66 248-66z">
            <text:p/>
          </draw:path>
          <draw:path draw:style-name="gr12" draw:text-style-name="P1" draw:layer="layout" svg:width="0.876cm" svg:height="0.276cm" svg:x="1.044cm" svg:y="2.964cm" svg:viewBox="0 0 877 277" svg:d="M0 277c0 0 0-2 0-5 0-46 20-95 60-135 37-42 93-75 159-102 67-22 142-35 220-35 77 0 152 13 219 35 66 27 122 60 159 102 40 40 60 89 60 135 0 3 0 5 0 5z">
            <text:p/>
          </draw:path>
          <draw:path draw:style-name="gr12" draw:text-style-name="P1" draw:layer="layout" svg:width="0.876cm" svg:height="0.276cm" svg:x="2.134cm" svg:y="2.964cm" svg:viewBox="0 0 877 277" svg:d="M0 277c0 0 0-2 0-5 0-46 20-95 60-135 37-42 93-75 159-102 67-22 142-35 220-35 77 0 152 13 219 35 66 27 122 60 159 102 40 40 60 89 60 135 0 3 0 5 0 5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09:33.598704303</meta:creation-date>
    <dc:date>2022-11-05T15:38:23.426111104</dc:date>
    <meta:editing-duration>PT4M9S</meta:editing-duration>
    <meta:editing-cycles>2</meta:editing-cycles>
    <meta:generator>LibreOffice/7.4.0.3$MacOSX_X86_64 LibreOffice_project/f85e47c08ddd19c015c0114a68350214f7066f5a</meta:generator>
    <meta:document-statistic meta:object-count="14"/>
  </office:meta>
</office:document-meta>
</file>